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6fbf3"/>
    </style:style>
    <style:style style:name="P2" style:family="paragraph" style:parent-style-name="Preformatted_20_Text">
      <style:paragraph-properties fo:text-align="center" style:justify-single-word="false"/>
    </style:style>
    <style:style style:name="P3" style:family="paragraph" style:parent-style-name="Preformatted_20_Text">
      <style:text-properties officeooo:paragraph-rsid="0007a977"/>
    </style:style>
    <style:style style:name="P4" style:family="paragraph" style:parent-style-name="Preformatted_20_Text">
      <style:paragraph-properties fo:orphans="2" fo:widows="2"/>
      <style:text-properties fo:font-variant="normal" fo:text-transform="none" fo:color="#000000" style:font-name="Liberation Mono" fo:font-size="9.75pt" fo:letter-spacing="normal" fo:font-style="normal" fo:font-weight="normal" officeooo:rsid="001e8042" officeooo:paragraph-rsid="0043c179" style:font-name-asian="Noto Sans Mono CJK SC" style:font-size-asian="10pt" style:font-name-complex="Liberation Mono" style:font-size-complex="10pt"/>
    </style:style>
    <style:style style:name="P5" style:family="paragraph" style:parent-style-name="Preformatted_20_Text">
      <style:text-properties officeooo:paragraph-rsid="0014d937"/>
    </style:style>
    <style:style style:name="P6" style:family="paragraph" style:parent-style-name="Preformatted_20_Text">
      <style:text-properties style:font-name="Liberation Mono" fo:font-size="10pt" officeooo:rsid="0009862c" officeooo:paragraph-rsid="0006fbf3" style:font-name-asian="Noto Sans Mono CJK SC" style:font-size-asian="10pt" style:font-name-complex="Liberation Mono" style:font-size-complex="10pt"/>
    </style:style>
    <style:style style:name="P7" style:family="paragraph" style:parent-style-name="Preformatted_20_Text">
      <style:text-properties style:font-name="Liberation Mono" fo:font-size="10pt" officeooo:rsid="00686ff0" officeooo:paragraph-rsid="00686ff0" style:font-name-asian="Noto Sans Mono CJK SC" style:font-size-asian="10pt" style:font-name-complex="Liberation Mono" style:font-size-complex="10pt"/>
    </style:style>
    <style:style style:name="P8" style:family="paragraph" style:parent-style-name="Preformatted_20_Text">
      <style:text-properties officeooo:paragraph-rsid="00206ed6"/>
    </style:style>
    <style:style style:name="P9" style:family="paragraph" style:parent-style-name="Preformatted_20_Text">
      <style:text-properties officeooo:paragraph-rsid="002092f0"/>
    </style:style>
    <style:style style:name="P10" style:family="paragraph" style:parent-style-name="Preformatted_20_Text">
      <style:text-properties officeooo:paragraph-rsid="0047d2bd"/>
    </style:style>
    <style:style style:name="P11" style:family="paragraph" style:parent-style-name="Preformatted_20_Text">
      <style:text-properties officeooo:paragraph-rsid="00608248"/>
    </style:style>
    <style:style style:name="P12" style:family="paragraph" style:parent-style-name="Preformatted_20_Text">
      <style:text-properties officeooo:paragraph-rsid="0066b012"/>
    </style:style>
    <style:style style:name="P13" style:family="paragraph" style:parent-style-name="Preformatted_20_Text">
      <style:paragraph-properties fo:orphans="2" fo:widows="2"/>
      <style:text-properties fo:font-variant="normal" fo:text-transform="none" fo:color="#000000" style:font-name="Liberation Mono" fo:font-size="9.75pt" fo:letter-spacing="normal" fo:font-style="normal" fo:font-weight="normal" officeooo:rsid="001e8042" officeooo:paragraph-rsid="0043c179" style:font-name-asian="Noto Sans Mono CJK SC" style:font-size-asian="10pt" style:font-name-complex="Liberation Mono" style:font-size-complex="10pt"/>
    </style:style>
    <style:style style:name="P14" style:family="paragraph" style:parent-style-name="Preformatted_20_Text">
      <style:text-properties fo:font-variant="normal" fo:text-transform="none" fo:color="#000000" style:font-name="Liberation Mono" fo:font-size="9.75pt" fo:letter-spacing="normal" fo:font-style="normal" fo:font-weight="normal" officeooo:rsid="005de4b2" officeooo:paragraph-rsid="0074873c" style:font-name-asian="Noto Sans Mono CJK SC" style:font-size-asian="10pt" style:font-name-complex="Liberation Mono" style:font-size-complex="10pt"/>
    </style:style>
    <style:style style:name="P15" style:family="paragraph" style:parent-style-name="Preformatted_20_Text">
      <style:text-properties officeooo:rsid="00712eb7" officeooo:paragraph-rsid="00712eb7"/>
    </style:style>
    <style:style style:name="P16" style:family="paragraph" style:parent-style-name="Preformatted_20_Text" style:list-style-name="L3">
      <style:text-properties officeooo:rsid="00712eb7" officeooo:paragraph-rsid="00712eb7"/>
    </style:style>
    <style:style style:name="P17" style:family="paragraph" style:parent-style-name="Preformatted_20_Text">
      <style:text-properties officeooo:rsid="00712eb7" officeooo:paragraph-rsid="0072f5a8"/>
    </style:style>
    <style:style style:name="P18" style:family="paragraph" style:parent-style-name="Preformatted_20_Text">
      <style:text-properties officeooo:rsid="00712eb7" officeooo:paragraph-rsid="0074873c"/>
    </style:style>
    <style:style style:name="P19" style:family="paragraph" style:parent-style-name="Preformatted_20_Text">
      <style:text-properties style:font-name="Liberation Mono" fo:font-size="10pt" officeooo:rsid="00712eb7" officeooo:paragraph-rsid="00712eb7" style:font-name-asian="Noto Sans Mono CJK SC" style:font-size-asian="10pt" style:font-name-complex="Liberation Mono" style:font-size-complex="10pt"/>
    </style:style>
    <style:style style:name="P20" style:family="paragraph" style:parent-style-name="Preformatted_20_Text">
      <style:text-properties style:font-name="Liberation Mono" fo:font-size="10pt" officeooo:rsid="00712eb7" officeooo:paragraph-rsid="0072f5a8" style:font-name-asian="Noto Sans Mono CJK SC" style:font-size-asian="10pt" style:font-name-complex="Liberation Mono" style:font-size-complex="10pt"/>
    </style:style>
    <style:style style:name="P21" style:family="paragraph" style:parent-style-name="Preformatted_20_Text">
      <style:text-properties style:font-name="Liberation Mono" fo:font-size="10pt" officeooo:rsid="0014d937" officeooo:paragraph-rsid="00712eb7" style:font-name-asian="Noto Sans Mono CJK SC" style:font-size-asian="10pt" style:font-name-complex="Liberation Mono" style:font-size-complex="10pt"/>
    </style:style>
    <style:style style:name="P22" style:family="paragraph" style:parent-style-name="Preformatted_20_Text">
      <style:text-properties style:font-name="Liberation Mono" fo:font-size="10pt" officeooo:rsid="0014d937" officeooo:paragraph-rsid="0072f5a8" style:font-name-asian="Noto Sans Mono CJK SC" style:font-size-asian="10pt" style:font-name-complex="Liberation Mono" style:font-size-complex="10pt"/>
    </style:style>
    <style:style style:name="P23" style:family="paragraph" style:parent-style-name="Preformatted_20_Text">
      <style:text-properties style:font-name="Liberation Mono" fo:font-size="10pt" officeooo:rsid="00592f65" officeooo:paragraph-rsid="0072f5a8" style:font-name-asian="Noto Sans Mono CJK SC" style:font-size-asian="10pt" style:font-name-complex="Liberation Mono" style:font-size-complex="10pt"/>
    </style:style>
    <style:style style:name="P24" style:family="paragraph" style:parent-style-name="Preformatted_20_Text" style:list-style-name="L3">
      <style:text-properties style:font-name="Liberation Mono" fo:font-size="10pt" officeooo:rsid="0074873c" officeooo:paragraph-rsid="0074873c" style:font-name-asian="Noto Sans Mono CJK SC" style:font-size-asian="10pt" style:font-name-complex="Liberation Mono" style:font-size-complex="10pt"/>
    </style:style>
    <style:style style:name="P25" style:family="paragraph" style:parent-style-name="Preformatted_20_Text">
      <style:text-properties officeooo:paragraph-rsid="001940a4"/>
    </style:style>
    <style:style style:name="P26" style:family="paragraph" style:parent-style-name="Preformatted_20_Text">
      <style:text-properties officeooo:paragraph-rsid="00712eb7"/>
    </style:style>
    <style:style style:name="P27" style:family="paragraph" style:parent-style-name="Preformatted_20_Text">
      <style:text-properties officeooo:paragraph-rsid="0014d937"/>
    </style:style>
    <style:style style:name="P28" style:family="paragraph" style:parent-style-name="Preformatted_20_Text" style:list-style-name="L3">
      <style:text-properties officeooo:paragraph-rsid="00712eb7"/>
    </style:style>
    <style:style style:name="P29" style:family="paragraph" style:parent-style-name="Preformatted_20_Text">
      <style:text-properties officeooo:paragraph-rsid="00203250"/>
    </style:style>
    <style:style style:name="P30" style:family="paragraph" style:parent-style-name="Preformatted_20_Text">
      <style:text-properties officeooo:paragraph-rsid="0072f5a8"/>
    </style:style>
    <style:style style:name="P31" style:family="paragraph" style:parent-style-name="Preformatted_20_Text">
      <style:text-properties officeooo:rsid="0072f5a8" officeooo:paragraph-rsid="0072f5a8"/>
    </style:style>
    <style:style style:name="P32" style:family="paragraph" style:parent-style-name="Preformatted_20_Text">
      <style:text-properties officeooo:paragraph-rsid="0074873c"/>
    </style:style>
    <style:style style:name="P33" style:family="paragraph" style:parent-style-name="Preformatted_20_Text" style:list-style-name="L3">
      <style:text-properties officeooo:rsid="0074873c" officeooo:paragraph-rsid="0074873c"/>
    </style:style>
    <style:style style:name="P34" style:family="paragraph" style:parent-style-name="Preformatted_20_Text">
      <style:text-properties officeooo:rsid="0074873c" officeooo:paragraph-rsid="0074873c"/>
    </style:style>
    <style:style style:name="P35" style:family="paragraph" style:parent-style-name="Preformatted_20_Text">
      <style:text-properties officeooo:paragraph-rsid="0075b04d"/>
    </style:style>
    <style:style style:name="P36"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fo:letter-spacing="normal" officeooo:paragraph-rsid="00712eb7"/>
    </style:style>
    <style:style style:name="P37"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000000" fo:letter-spacing="normal" officeooo:paragraph-rsid="0072f5a8"/>
    </style:style>
    <style:style style:name="P38" style:family="paragraph" style:parent-style-name="Preformatted_20_Text">
      <style:paragraph-properties fo:margin-top="0in" fo:margin-bottom="0in" loext:contextual-spacing="false" fo:orphans="2" fo:widows="2"/>
      <style:text-properties fo:font-variant="normal" fo:text-transform="none" fo:color="#000000" fo:letter-spacing="normal" officeooo:paragraph-rsid="00712eb7"/>
    </style:style>
    <style:style style:name="P39" style:family="paragraph" style:parent-style-name="Preformatted_20_Text">
      <style:paragraph-properties fo:margin-top="0in" fo:margin-bottom="0in" loext:contextual-spacing="false" fo:orphans="2" fo:widows="2"/>
      <style:text-properties fo:font-variant="normal" fo:text-transform="none" fo:color="#000000" fo:letter-spacing="normal" officeooo:paragraph-rsid="0072f5a8"/>
    </style:style>
    <style:style style:name="P40" style:family="paragraph" style:parent-style-name="Preformatted_20_Text">
      <style:paragraph-properties fo:margin-top="0in" fo:margin-bottom="0in" loext:contextual-spacing="false" fo:orphans="2" fo:widows="2"/>
      <style:text-properties officeooo:paragraph-rsid="00712eb7"/>
    </style:style>
    <style:style style:name="P41" style:family="paragraph" style:parent-style-name="Preformatted_20_Text">
      <style:paragraph-properties fo:margin-top="0in" fo:margin-bottom="0in" loext:contextual-spacing="false" fo:orphans="2" fo:widows="2"/>
      <style:text-properties officeooo:paragraph-rsid="0072f5a8"/>
    </style:style>
    <style:style style:name="T1" style:family="text">
      <style:text-properties fo:font-weight="bold" style:font-weight-asian="bold" style:font-weight-complex="bold"/>
    </style:style>
    <style:style style:name="T2" style:family="text">
      <style:text-properties fo:font-weight="bold" officeooo:rsid="0006fbf3" style:font-weight-asian="bold" style:font-weight-complex="bold"/>
    </style:style>
    <style:style style:name="T3" style:family="text">
      <style:text-properties fo:font-weight="bold" officeooo:rsid="00712eb7" style:font-weight-asian="bold" style:font-weight-complex="bold"/>
    </style:style>
    <style:style style:name="T4" style:family="text">
      <style:text-properties officeooo:rsid="0006fbf3"/>
    </style:style>
    <style:style style:name="T5" style:family="text">
      <style:text-properties style:font-name="Liberation Mono" fo:font-size="10pt" style:font-name-asian="Noto Sans Mono CJK SC" style:font-size-asian="10pt" style:font-name-complex="Liberation Mono" style:font-size-complex="10pt"/>
    </style:style>
    <style:style style:name="T6" style:family="text">
      <style:text-properties style:font-name="Liberation Mono" fo:font-size="10pt" officeooo:rsid="0006fbf3" style:font-name-asian="Noto Sans Mono CJK SC" style:font-size-asian="10pt" style:font-name-complex="Liberation Mono" style:font-size-complex="10pt"/>
    </style:style>
    <style:style style:name="T7" style:family="text">
      <style:text-properties style:font-name="Liberation Mono" fo:font-size="10pt" officeooo:rsid="0007a977" style:font-name-asian="Noto Sans Mono CJK SC" style:font-size-asian="10pt" style:font-name-complex="Liberation Mono" style:font-size-complex="10pt"/>
    </style:style>
    <style:style style:name="T8" style:family="text">
      <style:text-properties style:font-name="Liberation Mono" fo:font-size="10pt" officeooo:rsid="0009862c" style:font-name-asian="Noto Sans Mono CJK SC" style:font-size-asian="10pt" style:font-name-complex="Liberation Mono" style:font-size-complex="10pt"/>
    </style:style>
    <style:style style:name="T9" style:family="text">
      <style:text-properties style:font-name="Liberation Mono" fo:font-size="10pt" officeooo:rsid="001c5a8e" style:font-name-asian="Noto Sans Mono CJK SC" style:font-size-asian="10pt" style:font-name-complex="Liberation Mono" style:font-size-complex="10pt"/>
    </style:style>
    <style:style style:name="T10" style:family="text">
      <style:text-properties style:font-name="Liberation Mono" fo:font-size="10pt" officeooo:rsid="0033a8cc" style:font-name-asian="Noto Sans Mono CJK SC" style:font-size-asian="10pt" style:font-name-complex="Liberation Mono" style:font-size-complex="10pt"/>
    </style:style>
    <style:style style:name="T11" style:family="text">
      <style:text-properties style:font-name="Liberation Mono" fo:font-size="10pt" officeooo:rsid="00624a6c" style:font-name-asian="Noto Sans Mono CJK SC" style:font-size-asian="10pt" style:font-name-complex="Liberation Mono" style:font-size-complex="10pt"/>
    </style:style>
    <style:style style:name="T12" style:family="text">
      <style:text-properties style:font-name="Liberation Mono" fo:font-size="10pt" officeooo:rsid="006340c6" style:font-name-asian="Noto Sans Mono CJK SC" style:font-size-asian="10pt" style:font-name-complex="Liberation Mono" style:font-size-complex="10pt"/>
    </style:style>
    <style:style style:name="T13" style:family="text">
      <style:text-properties style:font-name="Liberation Mono" fo:font-size="10pt" officeooo:rsid="0066b012" style:font-name-asian="Noto Sans Mono CJK SC" style:font-size-asian="10pt" style:font-name-complex="Liberation Mono" style:font-size-complex="10pt"/>
    </style:style>
    <style:style style:name="T14" style:family="text">
      <style:text-properties style:font-name="Liberation Mono" fo:font-size="10pt" officeooo:rsid="0068515a" style:font-name-asian="Noto Sans Mono CJK SC" style:font-size-asian="10pt" style:font-name-complex="Liberation Mono" style:font-size-complex="10pt"/>
    </style:style>
    <style:style style:name="T15" style:family="text">
      <style:text-properties style:font-name="Liberation Mono" fo:font-size="10pt" officeooo:rsid="00712eb7" style:font-name-asian="Noto Sans Mono CJK SC" style:font-size-asian="10pt" style:font-name-complex="Liberation Mono" style:font-size-complex="10pt"/>
    </style:style>
    <style:style style:name="T16" style:family="text">
      <style:text-properties style:font-name="Liberation Mono" fo:font-size="10pt" officeooo:rsid="0072f5a8" style:font-name-asian="Noto Sans Mono CJK SC" style:font-size-asian="10pt" style:font-name-complex="Liberation Mono" style:font-size-complex="10pt"/>
    </style:style>
    <style:style style:name="T17" style:family="text">
      <style:text-properties style:font-name="Liberation Mono" fo:font-size="10pt" officeooo:rsid="0074873c" style:font-name-asian="Noto Sans Mono CJK SC" style:font-size-asian="10pt" style:font-name-complex="Liberation Mono" style:font-size-complex="10pt"/>
    </style:style>
    <style:style style:name="T18" style:family="text">
      <style:text-properties style:font-name="Liberation Mono" fo:font-size="10pt" fo:font-weight="normal" officeooo:rsid="00712eb7" style:font-name-asian="Noto Sans Mono CJK SC" style:font-size-asian="10pt" style:font-weight-asian="normal" style:font-name-complex="Liberation Mono" style:font-size-complex="10pt" style:font-weight-complex="normal"/>
    </style:style>
    <style:style style:name="T19" style:family="text">
      <style:text-properties style:font-name="Liberation Mono" fo:font-size="10pt" fo:font-weight="normal" officeooo:rsid="0006fbf3" style:font-name-asian="Noto Sans Mono CJK SC" style:font-size-asian="10pt" style:font-weight-asian="normal" style:font-name-complex="Liberation Mono" style:font-size-complex="10pt" style:font-weight-complex="normal"/>
    </style:style>
    <style:style style:name="T20" style:family="text">
      <style:text-properties style:font-name="Liberation Mono" fo:font-size="10pt" fo:font-weight="normal" officeooo:rsid="0074873c" style:font-name-asian="Noto Sans Mono CJK SC" style:font-size-asian="10pt" style:font-weight-asian="normal" style:font-name-complex="Liberation Mono" style:font-size-complex="10pt" style:font-weight-complex="normal"/>
    </style:style>
    <style:style style:name="T21" style:family="text">
      <style:text-properties style:font-name="Liberation Mono" fo:font-size="9.75pt" fo:font-style="normal" fo:font-weight="normal" officeooo:rsid="0007f238" style:font-name-asian="Noto Sans Mono CJK SC" style:font-size-asian="10pt" style:font-name-complex="Liberation Mono" style:font-size-complex="10pt"/>
    </style:style>
    <style:style style:name="T22" style:family="text">
      <style:text-properties style:font-name="Liberation Mono" fo:font-size="9.75pt" fo:font-style="normal" fo:font-weight="normal" officeooo:rsid="0014d937" style:font-name-asian="Noto Sans Mono CJK SC" style:font-size-asian="10pt" style:font-name-complex="Liberation Mono" style:font-size-complex="10pt"/>
    </style:style>
    <style:style style:name="T23" style:family="text">
      <style:text-properties fo:font-size="9.75pt" fo:font-style="normal" fo:font-weight="normal"/>
    </style:style>
    <style:style style:name="T24" style:family="text">
      <style:text-properties fo:font-size="9.75pt" fo:font-style="normal" fo:font-weight="normal" officeooo:rsid="00712eb7"/>
    </style:style>
    <style:style style:name="T25" style:family="text">
      <style:text-properties fo:font-variant="normal" fo:text-transform="none" fo:color="#000000" fo:letter-spacing="normal"/>
    </style:style>
    <style:style style:name="T26" style:family="text">
      <style:text-properties fo:font-variant="normal" fo:text-transform="none" fo:color="#000000" fo:letter-spacing="normal" fo:font-style="normal" fo:font-weight="normal" officeooo:rsid="00712eb7"/>
    </style:style>
    <style:style style:name="T27" style:family="text">
      <style:text-properties fo:font-variant="normal" fo:text-transform="none" fo:color="#000000" fo:letter-spacing="normal" fo:font-style="normal" fo:font-weight="normal" officeooo:rsid="005de4b2"/>
    </style:style>
    <style:style style:name="T28" style:family="text">
      <style:text-properties fo:font-variant="normal" fo:text-transform="none" fo:color="#000000" fo:font-size="9.75pt" fo:letter-spacing="normal" fo:font-style="normal" fo:font-weight="normal"/>
    </style:style>
    <style:style style:name="T29" style:family="text">
      <style:text-properties fo:font-variant="normal" fo:text-transform="none" fo:color="#000000" fo:font-size="9.75pt" fo:letter-spacing="normal" fo:font-style="normal" fo:font-weight="normal" officeooo:rsid="0007f238"/>
    </style:style>
    <style:style style:name="T30" style:family="text">
      <style:text-properties fo:font-variant="normal" fo:text-transform="none" fo:color="#000000" fo:font-size="9.75pt" fo:letter-spacing="normal" fo:font-style="normal" fo:font-weight="normal" officeooo:rsid="0014d937"/>
    </style:style>
    <style:style style:name="T31" style:family="text">
      <style:text-properties fo:font-variant="normal" fo:text-transform="none" fo:color="#000000" fo:font-size="9.75pt" fo:letter-spacing="normal" fo:font-style="normal" fo:font-weight="normal" officeooo:rsid="005de4b2"/>
    </style:style>
    <style:style style:name="T32" style:family="text">
      <style:text-properties fo:font-variant="normal" fo:text-transform="none" fo:color="#000000" style:font-name="Liberation Mono" fo:font-size="9.75pt" fo:letter-spacing="normal" fo:font-style="normal" fo:font-weight="normal" officeooo:rsid="0007f238" style:font-name-asian="Noto Sans Mono CJK SC" style:font-size-asian="10pt" style:font-name-complex="Liberation Mono" style:font-size-complex="10pt"/>
    </style:style>
    <style:style style:name="T33" style:family="text">
      <style:text-properties fo:font-variant="normal" fo:text-transform="none" fo:color="#000000" style:font-name="Liberation Mono" fo:font-size="9.75pt" fo:letter-spacing="normal" fo:font-style="normal" fo:font-weight="normal" officeooo:rsid="00712eb7" style:font-name-asian="Noto Sans Mono CJK SC" style:font-size-asian="10pt" style:font-name-complex="Liberation Mono" style:font-size-complex="10pt"/>
    </style:style>
    <style:style style:name="T34" style:family="text">
      <style:text-properties officeooo:rsid="000a92c0"/>
    </style:style>
    <style:style style:name="T35" style:family="text">
      <style:text-properties fo:font-weight="normal" style:font-weight-asian="normal" style:font-weight-complex="normal"/>
    </style:style>
    <style:style style:name="T36" style:family="text">
      <style:text-properties fo:font-weight="normal" officeooo:rsid="0006fbf3" style:font-weight-asian="normal" style:font-weight-complex="normal"/>
    </style:style>
    <style:style style:name="T37" style:family="text">
      <style:text-properties officeooo:rsid="0044a569"/>
    </style:style>
    <style:style style:name="T38" style:family="text">
      <style:text-properties officeooo:rsid="00712eb7"/>
    </style:style>
    <style:style style:name="T39" style:family="text">
      <style:text-properties officeooo:rsid="001a9734"/>
    </style:style>
    <style:style style:name="T40" style:family="text">
      <style:text-properties officeooo:rsid="0072f5a8"/>
    </style:style>
    <style:style style:name="T41" style:family="text">
      <style:text-properties officeooo:rsid="0074873c"/>
    </style:style>
    <style:style style:name="T42" style:family="text">
      <style:text-properties officeooo:rsid="0075b0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FC 42<text:span text:style-name="T4">1312</text:span> <text:s text:c="55"/>V. Charbonnier</text:p>
      <text:p text:style-name="Preformatted_20_Text"><text:s text:c="73"/>Epitech</text:p>
      <text:p text:style-name="Preformatted_20_Text"><text:s text:c="65"/><text:span text:style-name="T38">8 November</text:span> 2020</text:p>
      <text:p text:style-name="Preformatted_20_Text"/>
      <text:p text:style-name="Preformatted_20_Text"/>
      <text:p text:style-name="Preformatted_20_Text"/>
      <text:p text:style-name="P2"><text:span text:style-name="T3">R-Type</text:span><text:span text:style-name="T1"> </text:span><text:span text:style-name="T2">C</text:span><text:span text:style-name="T1">ommunication </text:span><text:span text:style-name="T2">P</text:span><text:span text:style-name="T1">rotocol</text:span></text:p>
      <text:p text:style-name="P2">----------------------</text:p>
      <text:p text:style-name="Preformatted_20_Text"/>
      <text:p text:style-name="Preformatted_20_Text">Introduction</text:p>
      <text:p text:style-name="Preformatted_20_Text">------------</text:p>
      <text:p text:style-name="Preformatted_20_Text"/>
      <text:p text:style-name="P1"><text:span text:style-name="T6">The </text:span><text:span text:style-name="T15">R-Type</text:span><text:span text:style-name="T6"> Communication Protocol </text:span><text:span text:style-name="T7">(</text:span><text:span text:style-name="T15">RCP</text:span><text:span text:style-name="T7">) </text:span><text:span text:style-name="T6">is the protocol used in the Epitech </text:span><text:span text:style-name="T15">R-Type</text:span><text:span text:style-name="T6"> project. It is used to ensure communication between client side and server side. </text:span><text:span text:style-name="T15">RCP</text:span><text:span text:style-name="T8"> is make on top of TCP </text:span><text:span text:style-name="T15">and UDP </text:span><text:span text:style-name="T8">protocol.</text:span></text:p>
      <text:p text:style-name="P6"/>
      <text:p text:style-name="Preformatted_20_Text"/>
      <text:p text:style-name="P19"><text:span text:style-name="T39">T</text:span>CP Part</text:p>
      <text:p text:style-name="P25">------------</text:p>
      <text:p text:style-name="P26"><text:span text:style-name="T38">The TCP part of RCP is made for client acceptation and lobby management. It is used to prepare everything before the game. Once each client is connected and ready to play, nothing will be done thought TCP.</text:span></text:p>
      <text:p text:style-name="P26"/>
      <text:p text:style-name="P26"><text:span text:style-name="T9">Command</text:span><text:span text:style-name="T34"> Packet :</text:span></text:p>
      <text:p text:style-name="P21">------</text:p>
      <text:p text:style-name="P26"/>
      <text:p text:style-name="P36"><text:s text:c="18"/></text:p>
      <text:p text:style-name="P38"><text:s text:c="17"/><text:span text:style-name="T23">+--------+--------+--------+--------+</text:span></text:p>
      <text:p text:style-name="P40"><text:s text:c="17"/><text:span text:style-name="T23">| <text:s text:c="12"/></text:span><text:span text:style-name="T21"><text:s/></text:span><text:span text:style-name="T22">Command</text:span><text:span text:style-name="T21"> <text:s text:c="3"/></text:span><text:span text:style-name="T23"><text:s text:c="10"/>|</text:span></text:p>
      <text:p text:style-name="P40"><text:span text:style-name="T25"><text:s text:c="17"/></text:span><text:span text:style-name="T28">| <text:s text:c="14"/></text:span><text:span text:style-name="T30">Type </text:span><text:span text:style-name="T32"><text:s text:c="2"/></text:span><text:span text:style-name="T28"><text:s text:c="13"/>|</text:span></text:p>
      <text:p text:style-name="P40"><text:span text:style-name="T25"><text:s text:c="17"/></text:span><text:span text:style-name="T28">+--------</text:span><text:span text:style-name="T29">+</text:span><text:span text:style-name="T28">-----------------</text:span><text:span text:style-name="T29">+</text:span><text:span text:style-name="T28">--------</text:span><text:span text:style-name="T29">+</text:span></text:p>
      <text:p text:style-name="P40"><text:span text:style-name="T25"><text:s text:c="17"/></text:span><text:span text:style-name="T28">|</text:span></text:p>
      <text:p text:style-name="P40"><text:span text:style-name="T25"><text:s text:c="17"/></text:span><text:span text:style-name="T28">| <text:s text:c="9"/><text:tab/> </text:span><text:span text:style-name="T33">arguments</text:span></text:p>
      <text:p text:style-name="P38"><text:s text:c="17"/><text:span text:style-name="T23">+---------------- ...</text:span></text:p>
      <text:p text:style-name="P26"><text:s text:c="26"/><text:span text:style-name="T15">RCP</text:span><text:span text:style-name="T7"> </text:span><text:span text:style-name="T10">Command Packet</text:span></text:p>
      <text:p text:style-name="P26"/>
      <text:p text:style-name="P26"><text:span text:style-name="T15">Control</text:span><text:span text:style-name="T34"> Packet :</text:span></text:p>
      <text:p text:style-name="P21">------</text:p>
      <text:p text:style-name="P26"/>
      <text:p text:style-name="P36"><text:s text:c="18"/></text:p>
      <text:p text:style-name="P38"><text:s text:c="17"/><text:span text:style-name="T23">+--------+--------+--------+--------+</text:span></text:p>
      <text:p text:style-name="P40"><text:s text:c="17"/><text:span text:style-name="T23">| <text:s text:c="12"/></text:span><text:span text:style-name="T21"><text:s/></text:span><text:span text:style-name="T22">Command</text:span><text:span text:style-name="T21"> <text:s text:c="3"/></text:span><text:span text:style-name="T23"><text:s text:c="10"/>|</text:span></text:p>
      <text:p text:style-name="P40"><text:span text:style-name="T25"><text:s text:c="17"/></text:span><text:span text:style-name="T28">| <text:s text:c="14"/></text:span><text:span text:style-name="T30">Type </text:span><text:span text:style-name="T32"><text:s text:c="2"/></text:span><text:span text:style-name="T28"><text:s text:c="13"/>|</text:span></text:p>
      <text:p text:style-name="P40"><text:span text:style-name="T25"><text:s text:c="17"/></text:span><text:span text:style-name="T28">+--------</text:span><text:span text:style-name="T29">+</text:span><text:span text:style-name="T28">-----------------</text:span><text:span text:style-name="T29">+</text:span><text:span text:style-name="T28">--------</text:span><text:span text:style-name="T29">+</text:span></text:p>
      <text:p text:style-name="P40"><text:span text:style-name="T25"><text:s text:c="17"/></text:span><text:span text:style-name="T28">|</text:span></text:p>
      <text:p text:style-name="P38"><text:s text:c="17"/><text:span text:style-name="T23">| <text:s text:c="8"/><text:tab/> </text:span><text:span text:style-name="T24">response</text:span></text:p>
      <text:p text:style-name="P38"><text:s text:c="17"/><text:span text:style-name="T23">+---------------- ...</text:span></text:p>
      <text:p text:style-name="P26"><text:s text:c="26"/><text:span text:style-name="T15">RCP</text:span><text:span text:style-name="T7"> </text:span><text:span text:style-name="T10">Command Packet</text:span></text:p>
      <text:p text:style-name="P15"/>
      <text:p text:style-name="P19">Commands</text:p>
      <text:p text:style-name="P26">------</text:p>
      <text:p text:style-name="P26"/>
      <text:list xml:id="list2121385181" text:style-name="L3">
        <text:list-item>
          <text:p text:style-name="P28">ADD_ROOM</text:p>
        </text:list-item>
        <text:list-item>
          <text:p text:style-name="P16">JOIN_ROOM</text:p>
        </text:list-item>
        <text:list-item>
          <text:p text:style-name="P16">LEAVE_ROOM</text:p>
        </text:list-item>
        <text:list-item>
          <text:p text:style-name="P16">SET_NAME</text:p>
        </text:list-item>
        <text:list-item>
          <text:p text:style-name="P16">SET_READY</text:p>
        </text:list-item>
        <text:list-item>
          <text:p text:style-name="P16">LIST_PLAYER</text:p>
        </text:list-item>
        <text:list-item>
          <text:p text:style-name="P16">LIST_ROOM</text:p>
        </text:list-item>
      </text:list>
      <text:p text:style-name="P15"/>
      <text:p text:style-name="P15"/>
      <text:p text:style-name="P15"><text:soft-page-break/></text:p>
      <text:p text:style-name="P8">[page 2] <text:s text:c="57"/>V. Charbonnier</text:p>
      <text:p text:style-name="P35"><text:span text:style-name="T38">8 November</text:span> 2020 <text:s text:c="57"/>Epitech</text:p>
      <text:p text:style-name="P9">RFC 42<text:span text:style-name="T4">1312</text:span> <text:s text:c="40"/><text:span text:style-name="T38">R-Type</text:span><text:span text:style-name="T35"> </text:span><text:span text:style-name="T36">C</text:span><text:span text:style-name="T35">ommunication </text:span><text:span text:style-name="T36">P</text:span><text:span text:style-name="T35">rotocol</text:span></text:p>
      <text:p text:style-name="P29"/>
      <text:p text:style-name="P5">Fields</text:p>
      <text:p text:style-name="P5">------</text:p>
      <text:p text:style-name="P5"/>
      <text:p text:style-name="P26"><text:span text:style-name="T38">ADD_ROOM is the command used to create a room to the server. Each created room will be shown in the lobby in real time</text:span></text:p>
      <text:p text:style-name="P26"><text:span text:style-name="T15">Example: </text:span><text:span text:style-name="T38">“ADD_ROOM room_name”.</text:span></text:p>
      <text:p text:style-name="P26"/>
      <text:p text:style-name="P15">JOIN_ROOM is the command used to join a dedicated room. Once the room is joined, the clients have to wait for all others to be ready.</text:p>
      <text:p text:style-name="P17"><text:span text:style-name="T5">Example: </text:span>“JOIN_ROOM room_name”.</text:p>
      <text:p text:style-name="P15"/>
      <text:p text:style-name="P15">LEAVE_ROOM i<text:span text:style-name="T40">s the command used to leave a room.</text:span></text:p>
      <text:p text:style-name="P17"><text:span text:style-name="T5">Example: </text:span>“LEAVE_ROOM”.</text:p>
      <text:p text:style-name="P17"/>
      <text:p text:style-name="P30"><text:span text:style-name="T38">SET_NAME i</text:span><text:span text:style-name="T40">s the command used </text:span><text:span text:style-name="T16">to set a name to current client. It will be used in the game.</text:span></text:p>
      <text:p text:style-name="P30"><text:span text:style-name="T15">Example: </text:span><text:span text:style-name="T38">“</text:span><text:span text:style-name="T16">SET_NAME valentinbreiz</text:span><text:span text:style-name="T38">”.</text:span></text:p>
      <text:p text:style-name="P30"/>
      <text:p text:style-name="P30"><text:span text:style-name="T38">SET_READY i</text:span><text:span text:style-name="T40">s the command used </text:span><text:span text:style-name="T16">to tell the server the client is ready. Once each client is ready, the game can start and let place to UDP communication.</text:span></text:p>
      <text:p text:style-name="P30"><text:span text:style-name="T15">Example: </text:span><text:span text:style-name="T38">“</text:span><text:span text:style-name="T16">SET_NAME true</text:span><text:span text:style-name="T38">”, “</text:span><text:span text:style-name="T16">SET_NAME false</text:span><text:span text:style-name="T38">”.</text:span></text:p>
      <text:p text:style-name="P30"/>
      <text:p text:style-name="P30"><text:span text:style-name="T16">LIST_PLAYER</text:span><text:span text:style-name="T38"> is the command used to </text:span><text:span text:style-name="T16">list the current players connected to a room.</text:span></text:p>
      <text:p text:style-name="P30"><text:span text:style-name="T15">Example: </text:span><text:span text:style-name="T38">“</text:span><text:span text:style-name="T40">LIST_PLAYER room_name</text:span><text:span text:style-name="T38">”.</text:span></text:p>
      <text:p text:style-name="P30"/>
      <text:p text:style-name="P30"><text:span text:style-name="T16">LIST_ROOM</text:span><text:span text:style-name="T38"> is the command used to </text:span><text:span text:style-name="T16">list the different rooms available.</text:span></text:p>
      <text:p text:style-name="P30"><text:span text:style-name="T15">Example: “</text:span><text:span text:style-name="T16">LIST_ROOM</text:span><text:span text:style-name="T15">”.</text:span></text:p>
      <text:p text:style-name="P30"><text:span text:style-name="T15"/></text:p>
      <text:p text:style-name="P31"><text:span text:style-name="T15">A</text:span><text:span text:style-name="T5">ll LIST controls packets has its content separated by “:” between each element.</text:span></text:p>
      <text:p text:style-name="P31"><text:span text:style-name="T5"/></text:p>
      <text:p text:style-name="P31"><text:span text:style-name="T5"/></text:p>
      <text:p text:style-name="P30"><text:span text:style-name="T16">UDP</text:span><text:span text:style-name="T15"> Part</text:span></text:p>
      <text:p text:style-name="P30">------------</text:p>
      <text:p text:style-name="P30"><text:span text:style-name="T38">The </text:span><text:span text:style-name="T16">UDP</text:span><text:span text:style-name="T38"> part of RCP is made for </text:span><text:span text:style-name="T16">client / server communication during game, it does not require a control packet for response.</text:span></text:p>
      <text:p text:style-name="P30"><text:span text:style-name="T16"/></text:p>
      <text:p text:style-name="P30"/>
      <text:p text:style-name="P30"><text:span text:style-name="T9">Command</text:span><text:span text:style-name="T34"> Packet :</text:span></text:p>
      <text:p text:style-name="P22">------</text:p>
      <text:p text:style-name="P30"/>
      <text:p text:style-name="P37"><text:s text:c="18"/></text:p>
      <text:p text:style-name="P39"><text:s text:c="17"/><text:span text:style-name="T23">+--------+--------+--------+--------+</text:span></text:p>
      <text:p text:style-name="P41"><text:s text:c="17"/><text:span text:style-name="T23">| <text:s text:c="12"/></text:span><text:span text:style-name="T21"><text:s/></text:span><text:span text:style-name="T22">Command</text:span><text:span text:style-name="T21"> <text:s text:c="3"/></text:span><text:span text:style-name="T23"><text:s text:c="10"/>|</text:span></text:p>
      <text:p text:style-name="P41"><text:span text:style-name="T25"><text:s text:c="17"/></text:span><text:span text:style-name="T28">| <text:s text:c="14"/></text:span><text:span text:style-name="T30">Type </text:span><text:span text:style-name="T32"><text:s text:c="2"/></text:span><text:span text:style-name="T28"><text:s text:c="13"/>|</text:span></text:p>
      <text:p text:style-name="P41"><text:span text:style-name="T25"><text:s text:c="17"/></text:span><text:span text:style-name="T28">+--------</text:span><text:span text:style-name="T29">+</text:span><text:span text:style-name="T28">-----------------</text:span><text:span text:style-name="T29">+</text:span><text:span text:style-name="T28">--------</text:span><text:span text:style-name="T29">+</text:span></text:p>
      <text:p text:style-name="P41"><text:span text:style-name="T25"><text:s text:c="17"/></text:span><text:span text:style-name="T28">|</text:span></text:p>
      <text:p text:style-name="P41"><text:span text:style-name="T25"><text:s text:c="17"/></text:span><text:span text:style-name="T28">| <text:s text:c="9"/><text:tab/> </text:span><text:span text:style-name="T33">arguments</text:span></text:p>
      <text:p text:style-name="P39"><text:s text:c="17"/><text:span text:style-name="T23">+---------------- ...</text:span></text:p>
      <text:p text:style-name="P30"><text:s text:c="26"/><text:span text:style-name="T15">RCP</text:span><text:span text:style-name="T7"> </text:span><text:span text:style-name="T10">Command Packet</text:span></text:p>
      <text:p text:style-name="P30"/>
      <text:p text:style-name="P30"><text:span text:style-name="T15"/></text:p>
      <text:p text:style-name="P30"><text:span text:style-name="T15"/></text:p>
      <text:p text:style-name="P30"><text:span text:style-name="T15"/></text:p>
      <text:p text:style-name="P30"><text:span text:style-name="T15"/></text:p>
      <text:p text:style-name="P30"><text:span text:style-name="T15"/></text:p>
      <text:p text:style-name="P30"><text:span text:style-name="T15"/></text:p>
      <text:p text:style-name="P32"><text:soft-page-break/>[page <text:span text:style-name="T37">3</text:span>] <text:s text:c="57"/>V. Charbonnier</text:p>
      <text:p text:style-name="P35"><text:span text:style-name="T38">8 November</text:span> 2020 <text:s text:c="57"/>Epitech</text:p>
      <text:p text:style-name="P32"><text:span text:style-name="T15">RFC 42</text:span><text:span text:style-name="T6">1312</text:span><text:span text:style-name="T15"> <text:s text:c="40"/></text:span><text:span text:style-name="T20">R-Type</text:span><text:span text:style-name="T18"> </text:span><text:span text:style-name="T19">C</text:span><text:span text:style-name="T18">ommunication </text:span><text:span text:style-name="T19">P</text:span><text:span text:style-name="T18">rotocol</text:span></text:p>
      <text:p text:style-name="P30"><text:span text:style-name="T15"/></text:p>
      <text:p text:style-name="P30"><text:span text:style-name="T15">Control</text:span><text:span text:style-name="T34"> Packet :</text:span></text:p>
      <text:p text:style-name="P22">------</text:p>
      <text:p text:style-name="P30"/>
      <text:p text:style-name="P37"><text:s text:c="18"/><text:span text:style-name="T23">0 <text:s text:c="5"/>7 8 <text:s text:c="4"/>15 16 <text:s text:c="3"/>23 24 <text:s text:c="3"/>31</text:span></text:p>
      <text:p text:style-name="P39"><text:s text:c="17"/><text:span text:style-name="T23">+--------+--------+--------+--------+</text:span></text:p>
      <text:p text:style-name="P41"><text:s text:c="17"/><text:span text:style-name="T23">| <text:s text:c="12"/></text:span><text:span text:style-name="T21"><text:s/></text:span><text:span text:style-name="T22">Command</text:span><text:span text:style-name="T21"> <text:s text:c="3"/></text:span><text:span text:style-name="T23"><text:s text:c="10"/>|</text:span></text:p>
      <text:p text:style-name="P41"><text:span text:style-name="T25"><text:s text:c="17"/></text:span><text:span text:style-name="T28">| <text:s text:c="14"/></text:span><text:span text:style-name="T30">Type </text:span><text:span text:style-name="T32"><text:s text:c="2"/></text:span><text:span text:style-name="T28"><text:s text:c="13"/>|</text:span></text:p>
      <text:p text:style-name="P41"><text:span text:style-name="T25"><text:s text:c="17"/></text:span><text:span text:style-name="T28">+--------</text:span><text:span text:style-name="T29">+</text:span><text:span text:style-name="T28">-----------------</text:span><text:span text:style-name="T29">+</text:span><text:span text:style-name="T28">--------</text:span><text:span text:style-name="T29">+</text:span></text:p>
      <text:p text:style-name="P41"><text:span text:style-name="T25"><text:s text:c="17"/></text:span><text:span text:style-name="T28">|</text:span></text:p>
      <text:p text:style-name="P39"><text:s text:c="17"/><text:span text:style-name="T23">| <text:s text:c="8"/><text:tab/> </text:span><text:span text:style-name="T24">response</text:span></text:p>
      <text:p text:style-name="P39"><text:s text:c="17"/><text:span text:style-name="T23">+---------------- ...</text:span></text:p>
      <text:p text:style-name="P30"><text:s text:c="26"/><text:span text:style-name="T15">RCP</text:span><text:span text:style-name="T7"> </text:span><text:span text:style-name="T10">Command Packet</text:span></text:p>
      <text:p text:style-name="P17"/>
      <text:p text:style-name="P20">Commands</text:p>
      <text:p text:style-name="P30">------</text:p>
      <text:p text:style-name="P30"/>
      <text:list xml:id="list192652940139665" text:continue-numbering="true" text:style-name="L3">
        <text:list-item>
          <text:p text:style-name="P24">CLIENT</text:p>
        </text:list-item>
        <text:list-item>
          <text:p text:style-name="P33"><text:span text:style-name="T5">POS</text:span></text:p>
        </text:list-item>
      </text:list>
      <text:p text:style-name="P34"><text:span text:style-name="T5"/></text:p>
      <text:p text:style-name="P23"><text:span text:style-name="T31"/></text:p>
      <text:p text:style-name="P32">Fields</text:p>
      <text:p text:style-name="P32">------</text:p>
      <text:p text:style-name="P32"/>
      <text:p text:style-name="P32"><text:span text:style-name="T17">CLIENT</text:span><text:span text:style-name="T38"> is the command </text:span><text:span text:style-name="T17">used to tell the server than the UDP client is ready.</text:span></text:p>
      <text:p text:style-name="P32"><text:span text:style-name="T15">Example: </text:span><text:span text:style-name="T38">“ADD_ROOM room_name”.</text:span></text:p>
      <text:p text:style-name="P32"/>
      <text:p text:style-name="P32"><text:span text:style-name="T17">POS</text:span><text:span text:style-name="T38"> is the command used to </text:span><text:span text:style-name="T17">communicate players position. It is sent to the server, and the server broadcast the received packet to all connected clients in the room.</text:span></text:p>
      <text:p text:style-name="P18"><text:span text:style-name="T5">Example: </text:span>“<text:span text:style-name="T42">POS red 255.000 340.000</text:span>”.</text:p>
      <text:p text:style-name="P18"/>
      <text:p text:style-name="P14"/>
      <text:p text:style-name="P11">User Interface</text:p>
      <text:p text:style-name="P11">--------------</text:p>
      <text:p text:style-name="P11"/>
      <text:p text:style-name="P11">A user interface should allow</text:p>
      <text:p text:style-name="P11"/>
      <text:p text:style-name="P12"><text:s text:c="2"/><text:span text:style-name="T11">user input from a CLI or GUI</text:span></text:p>
      <text:p text:style-name="P11"/>
      <text:p text:style-name="P11"><text:s text:c="2"/>the creation of new <text:span text:style-name="T11">packets </text:span><text:span text:style-name="T14">and the sending</text:span></text:p>
      <text:p text:style-name="P11"/>
      <text:p text:style-name="P11"><text:s text:c="2"/>receive <text:span text:style-name="T12">and parse packets </text:span><text:span text:style-name="T13">from server</text:span></text:p>
      <text:p text:style-name="P11"/>
      <text:p text:style-name="P7"><text:span text:style-name="T31">T</text:span><text:span text:style-name="T28">his could be achieved thought sockets.</text:span></text:p>
      <text:p text:style-name="P4"/>
      <text:p text:style-name="P4"/>
      <text:p text:style-name="P10">References</text:p>
      <text:p text:style-name="P10">----------</text:p>
      <text:p text:style-name="P10"/>
      <text:p text:style-name="P32">[<text:bookmark text:name="ref-12"/>1] <text:s text:c="4"/><text:span text:style-name="T41">Official </text:span><text:span text:style-name="T17">epository URL:</text:span></text:p>
      <text:p text:style-name="P32"><text:a xlink:type="simple" xlink:href="https://github.com/EpitechIT2020/B-CPP-501-BDX-5-1-rtype-philippe-jacques.tatel" text:style-name="Internet_20_link" text:visited-style-name="Visited_20_Internet_20_Link"><text:span text:style-name="T17">github.com/EpitechIT2020/B-CPP-501-BDX-5-1-rtype-philippe-jacques.tate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svg:font-family="'JetBrai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6T16:48:46.223879020</meta:creation-date>
    <dc:date>2020-11-15T19:26:49.400312017</dc:date>
    <meta:editing-duration>PT48M40S</meta:editing-duration>
    <meta:editing-cycles>88</meta:editing-cycles>
    <meta:generator>LibreOffice/6.4.6.2$Linux_X86_64 LibreOffice_project/40$Build-2</meta:generator>
    <meta:document-statistic meta:table-count="0" meta:image-count="0" meta:object-count="0" meta:page-count="3" meta:paragraph-count="111" meta:word-count="543" meta:character-count="4735" meta:non-whitespace-character-count="2897"/>
  </office:meta>
</office:document-meta>
</file>